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5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Recherche Jointure 1</text:p>
          </table:table-cell>
          <table:table-cell table:style-name="ce2" table:number-columns-repeated="2"/>
          <table:table-cell table:style-name="ce2" office:value-type="string">
            <text:p>TST_SEARCHJOIN1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TT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ATTR1</text:p>
          </table:table-cell>
          <table:table-cell office:value-type="string">
            <text:p>Youpi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1" table:number-columns-repeated="25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Recherche Jointure 2</text:p>
          </table:table-cell>
          <table:table-cell table:style-name="ce2" table:number-columns-repeated="2"/>
          <table:table-cell table:style-name="ce2" office:value-type="string">
            <text:p>TST_SEARCHJOIN2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JOIN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Jointu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SEARCHJOIN1")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8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5-31T17:42:33</meta:creation-date>
    <dc:date>2012-05-31T18:18:00</dc:date>
    <dc:creator>Nicolas Thing-leoh</dc:creator>
    <meta:editing-duration>PT35M27S</meta:editing-duration>
    <meta:editing-cycles>4</meta:editing-cycles>
    <meta:generator>LibreOffice/3.4$Linux LibreOffice_project/340m1$Build-402</meta:generator>
    <meta:document-statistic meta:table-count="3" meta:cell-count="117" meta:object-count="0"/>
  </office:meta>
</office:document-meta>
</file>